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5.4791in"/>
        </style:tab-stops>
      </style:paragraph-properties>
    </style:style>
    <style:style style:name="P3" style:family="paragraph" style:parent-style-name="Standard" style:list-style-name="L2"/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2"/>
    <style:style style:name="P6" style:family="paragraph" style:parent-style-name="List_20_Paragraph">
      <style:text-properties fo:language="en" fo:country="US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L3"/>
    <style:style style:name="P10" style:family="paragraph" style:parent-style-name="List_20_Paragraph" style:list-style-name="L4"/>
    <style:style style:name="P11" style:family="paragraph" style:parent-style-name="List_20_Paragraph" style:list-style-name="L5"/>
    <style:style style:name="P12" style:family="paragraph" style:parent-style-name="List_20_Paragraph" style:list-style-name="L4">
      <style:paragraph-properties fo:margin-left="0in" fo:margin-right="0in" fo:text-indent="0in" style:auto-text-indent="false"/>
    </style:style>
    <style:style style:name="P13" style:family="paragraph" style:parent-style-name="Header" style:list-style-name="L1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ing Day 1</text:span></text:p>
      <text:list xml:id="list5680857073126942932" text:style-name="WWNum2">
        <text:list-item>
          <text:p text:style-name="P5"><text:span text:style-name="T1">What is Testing?</text:span></text:p>
        </text:list-item>
      </text:list>
      <text:p text:style-name="List_20_Paragraph"><text:span text:style-name="T1">It is process of executing the application and identifying defects.</text:span></text:p>
      <text:p text:style-name="P6"/>
      <text:list xml:id="list31831674" text:continue-numbering="true" text:style-name="WWNum2">
        <text:list-item>
          <text:p text:style-name="P5"><text:span text:style-name="T1">Types of Testing :</text:span></text:p>
        </text:list-item>
      </text:list>
      <text:p text:style-name="P6"/>
      <text:list xml:id="list4834024521770471038" text:style-name="WWNum3">
        <text:list-item>
          <text:p text:style-name="P7"><text:span text:style-name="T1">Manual Testing : It is the process of testing the application manually by writing and executing test cases.</text:span></text:p>
        </text:list-item>
        <text:list-item>
          <text:p text:style-name="P7"><text:span text:style-name="T1">Automation Testing : It is the process of testing application with help of tools by writing and executing test script.</text:span></text:p>
        </text:list-item>
      </text:list>
      <text:p text:style-name="P6"/>
      <text:list xml:id="list31812419" text:continue-list="list31831674" text:style-name="WWNum2">
        <text:list-item>
          <text:p text:style-name="P5"><text:span text:style-name="T1">Importance of Testing : It identifies bugs and issues in development process so they are fixed prior to product launch.</text:span></text:p>
        </text:list-item>
      </text:list>
      <text:p text:style-name="P6"/>
      <text:list xml:id="list31812809" text:continue-numbering="true" text:style-name="WWNum2">
        <text:list-item>
          <text:p text:style-name="P5"><text:span text:style-name="T1">When to start : Once the appln/build is ready and given to the testing team.</text:span></text:p>
        </text:list-item>
      </text:list>
      <text:p text:style-name="P6"/>
      <text:list xml:id="list31828616" text:continue-numbering="true" text:style-name="WWNum2">
        <text:list-item>
          <text:p text:style-name="P5"><text:span text:style-name="T1">Start at initial phase of SDLC.</text:span></text:p>
        </text:list-item>
      </text:list>
      <text:p text:style-name="P6"/>
      <text:list xml:id="list31818888" text:continue-numbering="true" text:style-name="WWNum2">
        <text:list-item>
          <text:p text:style-name="P5"><text:span text:style-name="T1">When to stop : Once all test cases are executed.</text:span></text:p>
        </text:list-item>
        <text:list-item>
          <text:p text:style-name="P5"><text:span text:style-name="T1">If there is no high severity defect.</text:span></text:p>
        </text:list-item>
      </text:list>
      <text:p text:style-name="P6"/>
      <text:list xml:id="list31813185" text:continue-numbering="true" text:style-name="WWNum2">
        <text:list-item>
          <text:p text:style-name="P5"><text:span text:style-name="T1">Management decision.</text:span></text:p>
        </text:list-item>
      </text:list>
      <text:p text:style-name="P6"/>
      <text:list xml:id="list442631569846370520" text:style-name="L2">
        <text:list-item>
          <text:p text:style-name="P3"><text:span text:style-name="T1">Testing :- It Is process of identifying the defect without correcting it.</text:span></text:p>
        </text:list-item>
      </text:list>
      <text:p text:style-name="Standard"><text:span text:style-name="T1">Debugging :- Identifying , isolating and fixing the errors In the code done by developers.</text:span></text:p>
      <text:p text:style-name="P1"/>
      <text:p text:style-name="P2"><text:span text:style-name="T1">SDLC (Software Development Life Cycle)</text:span></text:p>
      <text:list xml:id="list5690874821171903899" text:style-name="WWNum4">
        <text:list-item>
          <text:p text:style-name="P8"><text:span text:style-name="T1">Requirement Analysis :- During this phase specific requirements are gathered and document.</text:span></text:p>
        </text:list-item>
        <text:list-item>
          <text:p text:style-name="P8"><text:span text:style-name="T1">Design : To verify all the requirements are satisfied and give sufficient information.</text:span></text:p>
        </text:list-item>
        <text:list-item>
          <text:p text:style-name="P8"><text:span text:style-name="T1">Development : Design and act as a blue print for actual coding to proceed.</text:span></text:p>
        </text:list-item>
        <text:list-item>
          <text:p text:style-name="P8"><text:span text:style-name="T1">Testing : Execute test cases. Testing team may find some bugs/defect.</text:span></text:p>
        </text:list-item>
        <text:list-item>
          <text:p text:style-name="P8"><text:soft-page-break/><text:span text:style-name="T1">Deployment : Deployment of application will be done in Production environment.</text:span></text:p>
        </text:list-item>
        <text:list-item>
          <text:p text:style-name="P8"><text:span text:style-name="T1">Maintenance : Customers / end users will start using the application/software , enhancements or bug will be fixed based on user's feedback.</text:span></text:p>
        </text:list-item>
      </text:list>
      <text:p text:style-name="List_20_Paragraph"><text:span text:style-name="T1"/></text:p>
      <text:list xml:id="list5780870633426488258" text:style-name="L3">
        <text:list-item>
          <text:p text:style-name="P9"><text:span text:style-name="T1">Waterfall model : </text:span></text:p>
          <text:p text:style-name="P9"><text:span text:style-name="T1">When to use ? If requirements are clear and stable.</text:span></text:p>
          <text:p text:style-name="P9"><text:span text:style-name="T1">Requirements are not changing frequently.</text:span></text:p>
          <text:p text:style-name="P9"><text:span text:style-name="T1">Environment is stable.</text:span></text:p>
        </text:list-item>
      </text:list>
      <text:p text:style-name="List_20_Paragraph"><text:span text:style-name="T1"/></text:p>
      <text:p text:style-name="List_20_Paragraph"><text:span text:style-name="T1">Advantages : </text:span></text:p>
      <text:p text:style-name="List_20_Paragraph"><text:span text:style-name="T1">1) Each and every phase is clearly defined without overlapping of phases.</text:span></text:p>
      <text:list xml:id="list3551280746027198081" text:style-name="L4">
        <text:list-header>
          <text:p text:style-name="P12"><text:span text:style-name="T1"><text:s text:c="14"/>2) Each phase is completely done one at a time.</text:span></text:p>
          <text:p text:style-name="P10"><text:span text:style-name="T1">3) Requirements are clear to everyone.</text:span></text:p>
        </text:list-header>
      </text:list>
      <text:p text:style-name="List_20_Paragraph"><text:span text:style-name="T1"/></text:p>
      <text:p text:style-name="List_20_Paragraph"><text:span text:style-name="T1">Disadvantages : </text:span></text:p>
      <text:list xml:id="list2353744574695451988" text:style-name="L5">
        <text:list-item>
          <text:p text:style-name="P11"><text:span text:style-name="T1">The problem in adapting changes to requirement.</text:span></text:p>
        </text:list-item>
        <text:list-item>
          <text:p text:style-name="P11"><text:span text:style-name="T1">Time to market for product is high.</text:span></text:p>
        </text:list-item>
        <text:list-item>
          <text:p text:style-name="P11"><text:span text:style-name="T1">Testing is delayed since it is fourth phase.</text:span></text:p>
        </text:list-item>
        <text:list-item>
          <text:p text:style-name="P11"><text:span text:style-name="T1">Not suitable for complex projects.</text:span></text:p>
        </text:list-item>
      </text:list>
      <text:p text:style-name="List_20_Paragraph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ta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list-style-name="ML1"/>
    <text:list-style style:name="M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list xml:id="list4595418549082408902" text:style-name="ML1">
          <text:list-header>
            <text:p text:style-name="MP1"/>
          </text:list-header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hikavaideswaran@gmail.com</meta:initial-creator>
    <meta:editing-cycles>6</meta:editing-cycles>
    <meta:creation-date>2024-01-13T16:00:00</meta:creation-date>
    <dc:date>2024-01-18T11:56:31.65</dc:date>
    <meta:editing-duration>PT35M3S</meta:editing-duration>
    <meta:generator>OpenOffice/4.1.15$Win32 OpenOffice.org_project/4115m2$Build-9813</meta:generator>
    <meta:document-statistic meta:table-count="0" meta:image-count="0" meta:object-count="0" meta:page-count="2" meta:paragraph-count="34" meta:word-count="337" meta:character-count="19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